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:ftp_szerver" text:style-name="Internet_20_link" text:visited-style-name="Visited_20_Internet_20_Link">&lt; FTP szerver</text:a></text:p>
      <text:h text:style-name="Heading_20_1" text:outline-level="1"><text:bookmark text:name="oktatas:linux:ftp_szerver:ftpd"/><text:bookmark-start text:name="__RefHeading___ftpd_1"/><text:bookmark-start text:name="ftpd"/>FTPd<text:bookmark-end text:name="__RefHeading___ftpd_1"/><text:bookmark-end text:name="ftpd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1, 2012, 2013</text:p>
        </text:list-item>
        <text:list-item>
          <text:p text:style-name="List_20_1_Content"> Licenc: GNU Free Documentation License 1.3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bevezetés_2"/><text:bookmark-start text:name="bevezetés"/>Bevezetés<text:bookmark-end text:name="__RefHeading___bevezetés_2"/><text:bookmark-end text:name="bevezetés"/></text:h>
      <text:p text:style-name="Text_20_body">Az OpenBSD rendszerből átvett egyszerű FTP szerver. </text:p>
      <text:h text:style-name="Heading_20_2" text:outline-level="2"><text:bookmark-start text:name="__RefHeading___telepítés_3"/><text:bookmark-start text:name="telepítés"/>Telepítés<text:bookmark-end text:name="__RefHeading___telepítés_3"/><text:bookmark-end text:name="telepítés"/></text:h>
      <text:p text:style-name="Preformatted_20_Text">apt-get install ftpd</text:p>
      <text:p text:style-name="Text_20_body">Az FTPd szuperszerverből fut, így függőségként felteszi a openbsd-inetd csomagot. </text:p>
      <text:h text:style-name="Heading_20_2" text:outline-level="2"><text:bookmark-start text:name="__RefHeading___telepítés_után_4"/><text:bookmark-start text:name="telepítés_után"/>Telepítés után<text:bookmark-end text:name="__RefHeading___telepítés_után_4"/><text:bookmark-end text:name="telepítés_után"/></text:h>
      <text:h text:style-name="Heading_20_3" text:outline-level="3"><text:bookmark-start text:name="__RefHeading___a_démon_5"/><text:bookmark-start text:name="a_démon"/>A démon<text:bookmark-end text:name="__RefHeading___a_démon_5"/><text:bookmark-end text:name="a_démon"/></text:h>
      <text:p text:style-name="Text_20_body">A démon inetd-ből fut, melynek neve: in.ftpd</text:p>
      <text:p text:style-name="Text_20_body">A /etc/inetd.conf állományban van az indítása beállítva, itt kapcsolókat is felvehetünk.
A démon által használt kapcsolók a man in.ftpd paranccsal ismerhetők meg.</text:p>
      <text:p text:style-name="Text_20_body">A -D kapcsolóval rávehető, hogy egyedüli démonként fusson.</text:p>
      <text:h text:style-name="Heading_20_3" text:outline-level="3"><text:bookmark-start text:name="__RefHeading___ftpuser_fájl_6"/><text:bookmark-start text:name="ftpuser_fájl"/>ftpuser fájl<text:bookmark-end text:name="__RefHeading___ftpuser_fájl_6"/><text:bookmark-end text:name="ftpuser_fájl"/></text:h>
      <text:p text:style-name="Text_20_body">A telepítés létrehozza a /etc/ftpusers fájlt. Itt azok felhasználók vannak akik nem 
használhatják az FTP szervert.</text:p>
      <text:h text:style-name="Heading_20_3" text:outline-level="3"><text:bookmark-start text:name="__RefHeading___ftpchroot_7"/><text:bookmark-start text:name="ftpchroot"/>ftpchroot<text:bookmark-end text:name="__RefHeading___ftpchroot_7"/><text:bookmark-end text:name="ftpchroot"/></text:h>
      <text:p text:style-name="Text_20_body">A következő fájl a /etc/ftpchroot.
Azok a felhasználók vannak itt akik chrootban vannak:</text:p>
      <text:h text:style-name="Heading_20_3" text:outline-level="3"><text:bookmark-start text:name="__RefHeading___azonosítás_8"/><text:bookmark-start text:name="azonosítás"/>Azonosítás<text:bookmark-end text:name="__RefHeading___azonosítás_8"/><text:bookmark-end text:name="azonosítás"/></text:h>
      <text:p text:style-name="Text_20_body">A /etc/pam.d/ftp állomány jön létre. </text:p>
      <text:p text:style-name="Text_20_body">A /etc/passwd fájl alapján azonosít, vagyis minden helyi felhasználó használhatja az FTP szervert.</text:p>
      <text:h text:style-name="Heading_20_2" text:outline-level="2"><text:bookmark-start text:name="__RefHeading___anonymous_hozzáférés_9"/><text:bookmark-start text:name="anonymous_hozzáférés"/>Anonymous hozzáférés<text:bookmark-end text:name="__RefHeading___anonymous_hozzáférés_9"/><text:bookmark-end text:name="anonymous_hozzáférés"/></text:h>
      <text:p text:style-name="Preformatted_20_Text">groupadd ftp<text:line-break/>useradd -g ftp -d /home/ftp -s /bin/false -c "Anonymous FTP" ftp<text:line-break/>mkdir /home/ftp<text:line-break/>chown ftp:ftp /home/ftp</text:p>
      <text:p text:style-name="Text_20_body">Az anonymous FTP kér e-mail címet jelszónak, de ha nem írunk semmit, akkor is
működik. Feltölteni is tud.</text:p>
      <text:h text:style-name="Heading_20_2" text:outline-level="2"><text:bookmark-start text:name="__RefHeading___dokumentáció_10"/><text:bookmark-start text:name="dokumentáció"/>Dokumentáció<text:bookmark-end text:name="__RefHeading___dokumentáció_10"/><text:bookmark-end text:name="dokumentáció"/></text:h>
      <text:p text:style-name="Preformatted_20_Text">man 8 in.ftpd<text:line-break/>man 5 ftpchroot<text:line-break/>man 5 ftpusers</text:p>
      <text:p text:style-name="Preformatted_20_Text">/usr/share/doc/ftpd/</text:p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ftp_szerver:ftpd</dc:title>
  </office:meta>
</office:document-meta>
</file>